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P1" style:family="paragraph">
      <style:paragraph-properties fo:text-align="center"/>
      <style:text-properties fo:font-family="'Lucida Sans'" style:font-family-generic="swiss" style:font-pitch="variable"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cm" svg:height="3cm" svg:x="2.5cm" svg:y="14.5cm">
          <text:p text:style-name="P1">Ethernet </text:p>
          <text:p text:style-name="P1">M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3cm" svg:height="3cm" svg:x="7cm" svg:y="14.5cm">
          <text:p text:style-name="P1">uIP</text:p>
          <text:p text:style-name="P1">Server</text:p>
          <text:p text:style-name="P1">(xtc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3cm" svg:height="3cm" svg:x="11.5cm" svg:y="11cm">
          <text:p text:style-name="P1">XTCP</text:p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3cm" svg:height="3cm" svg:x="11.5cm" svg:y="14.5cm">
          <text:p text:style-name="P1">XTCP</text:p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3cm" svg:height="3cm" svg:x="11.5cm" svg:y="18cm">
          <text:p text:style-name="P1">XTCP</text:p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5cm" svg:y1="16cm" svg:x2="7cm" svg:y2="16cm" draw:start-shape="id1" draw:start-glue-point="10" draw:end-shape="id2" draw:end-glue-point="6" svg:d="m5500 16000h1500">
          <text:p/>
        </draw:connector>
        <draw:connector draw:style-name="gr2" draw:text-style-name="P2" draw:layer="layout" svg:x1="9.561cm" svg:y1="14.939cm" svg:x2="11.5cm" svg:y2="12.5cm" draw:start-shape="id2" draw:start-glue-point="11" draw:end-shape="id3" draw:end-glue-point="6" svg:d="m9561 14939h1190v-2439h749">
          <text:p/>
        </draw:connector>
        <draw:connector draw:style-name="gr2" draw:text-style-name="P2" draw:layer="layout" svg:x1="11.5cm" svg:y1="19.5cm" svg:x2="9.561cm" svg:y2="17.061cm" draw:start-shape="id4" draw:start-glue-point="6" draw:end-shape="id2" draw:end-glue-point="9" svg:d="m11500 19500h-749v-2439h-1190">
          <text:p/>
        </draw:connector>
        <draw:connector draw:style-name="gr2" draw:text-style-name="P2" draw:layer="layout" draw:type="lines" svg:x1="10cm" svg:y1="16cm" svg:x2="11.5cm" svg:y2="16cm" draw:start-shape="id2" draw:start-glue-point="10" draw:end-shape="id5" draw:end-glue-point="6" svg:d="m10000 16000h502 497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acey</meta:initial-creator>
    <meta:creation-date>2011-01-20T08:46:06</meta:creation-date>
    <dc:date>2011-01-20T08:52:01</dc:date>
    <dc:creator>David Lacey</dc:creator>
    <meta:editing-duration>PT00H05M57S</meta:editing-duration>
    <meta:editing-cycles>1</meta:editing-cycles>
    <meta:document-statistic meta:object-count="9"/>
    <meta:generator>OpenOffice.org/3.2$Unix OpenOffice.org_project/320m12$Build-9483</meta:generator>
  </office:meta>
</office:document-meta>
</file>